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2667in"/>
    </style:style>
    <style:style style:name="Table1.B" style:family="table-column">
      <style:table-column-properties style:column-width="1.9931in"/>
    </style:style>
    <style:style style:name="Table1.C" style:family="table-column">
      <style:table-column-properties style:column-width="2.66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loext:contextual-spacing="false" style:writing-mode="lr-tb"/>
    </style:style>
    <style:style style:name="P3" style:family="paragraph" style:parent-style-name="Quotations" style:list-style-name="L6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T1" style:family="text">
      <style:text-properties officeooo:rsid="000564e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factoring <text:span text:style-name="Source_20_Text">polarft_corrcalc</text:span> → <text:span text:style-name="Source_20_Text">polarft_calc</text:span> Submodule Architecture</text:h>
      <text:h text:style-name="Heading_20_3" text:outline-level="3">Author: <text:span text:style-name="Emphasis"><text:span text:style-name="T1">Hans Elmlund</text:span></text:span></text:h>
      <text:h text:style-name="Heading_20_3" text:outline-level="3">Audience: SIMPLE Developers</text:h>
      <text:h text:style-name="Heading_20_3" text:outline-level="3">Status: Complete</text:h>
      <text:h text:style-name="Heading_20_3" text:outline-level="3">Summary: This refactoring splits the monolithic polar Fourier transform correlator class into focused submodules, improving compilation time, maintainability, and conceptual clarity.</text:h>
      <text:p text:style-name="Horizontal_20_Line"/>
      <text:h text:style-name="Heading_20_1" text:outline-level="1">1. Introduction</text:h>
      <text:p text:style-name="Text_20_body">The <text:span text:style-name="Source_20_Text">polarft_corrcalc</text:span> module is one of the most performance-critical and complex components of SIMPLE. It implements:</text:p>
      <text:list xml:id="list2545025159" text:style-name="L1">
        <text:list-item>
          <text:p text:style-name="P4">Polar Fourier transform-based objective evaluations</text:p>
        </text:list-item>
        <text:list-item>
          <text:p text:style-name="P4">CTF-aware correlation kernels</text:p>
        </text:list-item>
        <text:list-item>
          <text:p text:style-name="P4">Gradient-based refinement</text:p>
        </text:list-item>
        <text:list-item>
          <text:p text:style-name="P4">FFTW interfacing</text:p>
        </text:list-item>
        <text:list-item>
          <text:p text:style-name="P4">Thread-local workspace management</text:p>
        </text:list-item>
        <text:list-item>
          <text:p text:style-name="P4">Memory-heavy caching (“memoization”)</text:p>
        </text:list-item>
        <text:list-item>
          <text:p text:style-name="P4">Geometric transforms in the polar domain</text:p>
        </text:list-item>
        <text:list-item>
          <text:p text:style-name="P4">Multi-precision shift, rotation, and correlation operators</text:p>
        </text:list-item>
      </text:list>
      <text:p text:style-name="Text_20_body">Over time, this module had grown into a <text:span text:style-name="Strong_20_Emphasis">single file exceeding 12,000 lines</text:span>, containing more than 120 type-bound procedures, loose interdependencies, and many computational domains mixed into one compilation unit.</text:p>
      <text:p text:style-name="Text_20_body">This resulted in:</text:p>
      <text:list xml:id="list1424716386" text:style-name="L2">
        <text:list-item>
          <text:p text:style-name="P5"><text:span text:style-name="Strong_20_Emphasis">Slow compilation</text:span> (particularly under Intel and gfortran)</text:p>
        </text:list-item>
        <text:list-item>
          <text:p text:style-name="P5"><text:span text:style-name="Strong_20_Emphasis">Poor navigability</text:span> for new developers</text:p>
        </text:list-item>
        <text:list-item>
          <text:p text:style-name="P5"><text:span text:style-name="Strong_20_Emphasis">High cognitive load</text:span>; multiple concerns tightly coupled</text:p>
        </text:list-item>
        <text:list-item>
          <text:p text:style-name="P5"><text:span text:style-name="Strong_20_Emphasis">Difficult debugging</text:span>, because responsibilities were interwoven</text:p>
        </text:list-item>
        <text:list-item>
          <text:p text:style-name="P5"><text:soft-page-break/><text:span text:style-name="Strong_20_Emphasis">Hard to extend</text:span> without risking side-effects</text:p>
        </text:list-item>
      </text:list>
      <text:p text:style-name="Text_20_body">To address this, the module was completely reorganized into a <text:span text:style-name="Strong_20_Emphasis">submodule-based architecture</text:span>, following the same principles used successfully for <text:span text:style-name="Source_20_Text">simple_image</text:span>.</text:p>
      <text:p text:style-name="Horizontal_20_Line"/>
      <text:h text:style-name="Heading_20_1" text:outline-level="1">2. Goals of the Refactoring</text:h>
      <text:h text:style-name="Heading_20_3" text:outline-level="3">✔ 1. Reduce compile times</text:h>
      <text:p text:style-name="Text_20_body">Splitting the 12k-line compilation unit into focused submodules allows incremental compilation. Modifying code in one submodule no longer forces recompilation of the entire class.</text:p>
      <text:h text:style-name="Heading_20_3" text:outline-level="3">✔ 2. Enforce functional separation</text:h>
      <text:p text:style-name="Text_20_body">Each computational domain lives in its own file:</text:p>
      <text:list xml:id="list1191221967" text:style-name="L3">
        <text:list-item>
          <text:p text:style-name="P6">Core lifecycle (construction/destroy/allocation)</text:p>
        </text:list-item>
        <text:list-item>
          <text:p text:style-name="P6">CTF evaluation</text:p>
        </text:list-item>
        <text:list-item>
          <text:p text:style-name="P6">Geometric transforms (shift/rotate/mirror)</text:p>
        </text:list-item>
        <text:list-item>
          <text:p text:style-name="P6">Memoization</text:p>
        </text:list-item>
        <text:list-item>
          <text:p text:style-name="P6">Correlation and objective functions</text:p>
        </text:list-item>
        <text:list-item>
          <text:p text:style-name="P6">Debug visualization and I/O</text:p>
        </text:list-item>
      </text:list>
      <text:h text:style-name="Heading_20_3" text:outline-level="3">✔ 3. Separate interface from implementation</text:h>
      <text:p text:style-name="Text_20_body">The parent module <text:span text:style-name="Source_20_Text">simple_polarft_calc</text:span> now contains:</text:p>
      <text:list xml:id="list1103274997" text:style-name="L4">
        <text:list-item>
          <text:p text:style-name="P7">Type definition</text:p>
        </text:list-item>
        <text:list-item>
          <text:p text:style-name="P7">Procedure bindings</text:p>
        </text:list-item>
        <text:list-item>
          <text:p text:style-name="P7">Public API surface</text:p>
        </text:list-item>
      </text:list>
      <text:p text:style-name="Text_20_body">Each submodule contains:</text:p>
      <text:list xml:id="list1761408674" text:style-name="L5">
        <text:list-item>
          <text:p text:style-name="P8">Only the implementation bodies</text:p>
        </text:list-item>
      </text:list>
      <text:p text:style-name="Text_20_body">This matches modern Fortran best practices.</text:p>
      <text:h text:style-name="Heading_20_3" text:outline-level="3">✔ 4. Improve conceptual clarity</text:h>
      <text:p text:style-name="Text_20_body">Developers can now locate code <text:span text:style-name="Strong_20_Emphasis">by function</text:span>, not by scrolling.</text:p>
      <text:h text:style-name="Heading_20_3" text:outline-level="3"><text:soft-page-break/>✔ 5. Make the module extensible</text:h>
      <text:p text:style-name="Text_20_body">Adding a new correlation kernel or a new kind of geometric transform now touches exactly one submodule.</text:p>
      <text:p text:style-name="Horizontal_20_Line"/>
      <text:h text:style-name="Heading_20_1" text:outline-level="1">3. “Before” Picture</text:h>
      <text:p text:style-name="Text_20_body">Previously everything lived in:</text:p>
      <text:p text:style-name="P2"><text:span text:style-name="Source_20_Text">simple_polarft_corrcalc.f90</text:span></text:p>
      <text:p text:style-name="Text_20_body">Characteristics of the old file:</text:p>
      <text:list xml:id="list4123847141" text:style-name="L6">
        <text:list-item>
          <text:p text:style-name="P3">12,000 lines</text:p>
        </text:list-item>
        <text:list-item>
          <text:p text:style-name="P9">All domains (CTF, FFTW, rotation, correlation, memoization) in one location</text:p>
        </text:list-item>
        <text:list-item>
          <text:p text:style-name="P9">Hard-coded private helper routines spread throughout</text:p>
        </text:list-item>
        <text:list-item>
          <text:p text:style-name="P9">Large <text:span text:style-name="Source_20_Text">type(polarft_corrcalc)</text:span> containing 120+ type-bound procedures</text:p>
        </text:list-item>
        <text:list-item>
          <text:p text:style-name="P9">Impossible to find functionality without full-text search</text:p>
        </text:list-item>
        <text:list-item>
          <text:p text:style-name="P9">Trivial edits required full rebuild</text:p>
        </text:list-item>
      </text:list>
      <text:p text:style-name="Text_20_body">Developers frequently described the file as:</text:p>
      <text:p text:style-name="Quotations">“The single hardest file in SIMPLE to navigate.”</text:p>
      <text:p text:style-name="Horizontal_20_Line"/>
      <text:h text:style-name="Heading_20_1" text:outline-level="1">4. “After” Picture — Final Submodule Architecture</text:h>
      <text:p text:style-name="Text_20_body">The refactored module is now:</text:p>
      <text:p text:style-name="P1"><text:span text:style-name="Source_20_Text">simple_polarft_calc.f90 <text:s text:c="15"/>(type definition + public interface)</text:span></text:p>
      <text:p text:style-name="P1"><text:span text:style-name="Source_20_Text">simple_polarft_core.f90 <text:s text:c="15"/>(construction, kill, setters, getters)</text:span></text:p>
      <text:p text:style-name="P1"><text:span text:style-name="Source_20_Text">simple_polarft_access.f90 <text:s text:c="13"/>(introspection getters, pointer access)</text:span></text:p>
      <text:p text:style-name="P1"><text:span text:style-name="Source_20_Text">simple_polarft_vis.f90 <text:s text:c="16"/>(print, visualize, I/O)</text:span></text:p>
      <text:p text:style-name="P1"><text:span text:style-name="Source_20_Text">simple_polarft_ctf.f90 <text:s text:c="16"/>(CTF generation and application)</text:span></text:p>
      <text:p text:style-name="P1"><text:span text:style-name="Source_20_Text">simple_polarft_geom.f90 <text:s text:c="15"/>(shift, rotate, mirror, gen_shmat, rotate_pft)</text:span></text:p>
      <text:p text:style-name="P1"><text:span text:style-name="Source_20_Text">simple_polarft_memo.f90 <text:s text:c="15"/>(memoize_ptcls, memoize_refs, sqsums, npix_per_shell)</text:span></text:p>
      <text:p text:style-name="P2"><text:span text:style-name="Source_20_Text">simple_polarft_corr.f90 <text:s text:c="15"/>(all correlation kernels and objective functions)</text:span></text:p>
      <text:h text:style-name="Heading_20_3" text:outline-level="3"><text:soft-page-break/>High-level structure</text:h>
      <text:p text:style-name="P1"><text:span text:style-name="Source_20_Text">simple_polarft_calc/</text:span></text:p>
      <text:p text:style-name="P1"><text:span text:style-name="Source_20_Text">├── simple_polarft_calc.f90 <text:s text:c="6"/># Parent module (type + interfaces only)</text:span></text:p>
      <text:p text:style-name="P1"><text:span text:style-name="Source_20_Text">├── simple_polarft_core.f90 <text:s text:c="6"/># new(), kill(), setters, getters</text:span></text:p>
      <text:p text:style-name="P1"><text:span text:style-name="Source_20_Text">├── simple_polarft_access.f90 <text:s text:c="4"/># metadata, pinds, npix, pointers</text:span></text:p>
      <text:p text:style-name="P1"><text:span text:style-name="Source_20_Text">├── simple_polarft_vis.f90 <text:s text:c="7"/># vis_ptcl, vis_ref, print, read/write</text:span></text:p>
      <text:p text:style-name="P1"><text:span text:style-name="Source_20_Text">├── simple_polarft_ctf.f90 <text:s text:c="7"/># CTF construction (calc_polar_ctf)</text:span></text:p>
      <text:p text:style-name="P1"><text:span text:style-name="Source_20_Text">├── simple_polarft_geom.f90 <text:s text:c="6"/># geometry: gen_shmat, shift_ref, shift_ptcl, rotate_pft</text:span></text:p>
      <text:p text:style-name="P1"><text:span text:style-name="Source_20_Text">├── simple_polarft_memo.f90 <text:s text:c="6"/># memoize_ptcls, memoize_refs, allocations</text:span></text:p>
      <text:p text:style-name="P2"><text:span text:style-name="Source_20_Text">└── simple_polarft_corr.f90 <text:s text:c="6"/># all correlation, euclid, CC kernels, gradients</text:span></text:p>
      <text:p text:style-name="Text_20_body">Every submodule contains <text:span text:style-name="Source_20_Text">module procedure</text:span> implementations only.</text:p>
      <text:p text:style-name="Horizontal_20_Line"/>
      <text:h text:style-name="Heading_20_1" text:outline-level="1">5. Software Architecture Patterns Used</text:h>
      <text:p text:style-name="Text_20_body">The refactoring applies several modern software engineering principles, adapted to Fortran.</text:p>
      <text:h text:style-name="Heading_20_2" text:outline-level="2">5.1 <text:span text:style-name="Strong_20_Emphasis">Separation of Interface and Implementation (Modularization Pattern)</text:span></text:h>
      <text:h text:style-name="Heading_20_3" text:outline-level="3">Before</text:h>
      <text:p text:style-name="Text_20_body">A single module contained:</text:p>
      <text:list xml:id="list69593699" text:style-name="L7">
        <text:list-item>
          <text:p text:style-name="P10">Type definition</text:p>
        </text:list-item>
        <text:list-item>
          <text:p text:style-name="P10">Type-bound interface</text:p>
        </text:list-item>
        <text:list-item>
          <text:p text:style-name="P10">Implementation of every routine</text:p>
        </text:list-item>
      </text:list>
      <text:h text:style-name="Heading_20_3" text:outline-level="3">After</text:h>
      <text:p text:style-name="Text_20_body"><text:span text:style-name="Source_20_Text">simple_polarft_calc.f90</text:span> now contains:</text:p>
      <text:list xml:id="list3940295193" text:style-name="L8">
        <text:list-item>
          <text:p text:style-name="P11">The <text:span text:style-name="Source_20_Text">type(polarft_calc)</text:span></text:p>
        </text:list-item>
        <text:list-item>
          <text:p text:style-name="P11">The list of <text:span text:style-name="Strong_20_Emphasis">which procedures exist</text:span></text:p>
        </text:list-item>
        <text:list-item>
          <text:p text:style-name="P11">Only the <text:span text:style-name="Strong_20_Emphasis">interfaces</text:span>, not the bodies</text:p>
        </text:list-item>
      </text:list>
      <text:p text:style-name="Text_20_body">Submodules contain:</text:p>
      <text:list xml:id="list1768152207" text:style-name="L9">
        <text:list-item>
          <text:p text:style-name="P12">The implementation bodies</text:p>
        </text:list-item>
      </text:list>
      <text:p text:style-name="Text_20_body">This matches Fortran 2008’s intended design of a <text:span text:style-name="Strong_20_Emphasis">clean API + multiple compilation units</text:span>.</text:p>
      <text:p text:style-name="Horizontal_20_Line"/>
      <text:h text:style-name="Heading_20_2" text:outline-level="2"><text:soft-page-break/>5.2 <text:span text:style-name="Strong_20_Emphasis">Single Responsibility Principle (SRP)</text:span></text:h>
      <text:p text:style-name="Text_20_body">Each submodule deals with exactly <text:span text:style-name="Strong_20_Emphasis">one concer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212944170672">
            <table:table-cell table:style-name="Table1.A1" office:value-type="string">
              <text:p text:style-name="Table_20_Heading">Concern</text:p>
            </table:table-cell>
            <table:table-cell table:style-name="Table1.A1" office:value-type="string">
              <text:p text:style-name="Table_20_Heading">Submodule</text:p>
            </table:table-cell>
            <table:table-cell table:style-name="Table1.A1" office:value-type="string">
              <text:p text:style-name="Table_20_Heading">Rationale</text:p>
            </table:table-cell>
          </table:table-row>
        </table:table-header-rows>
        <table:table-row table:style-name="TableLine94212944170672">
          <table:table-cell table:style-name="Table1.A1" office:value-type="string">
            <text:p text:style-name="Table_20_Contents">Object lifecycle, allocation</text:p>
          </table:table-cell>
          <table:table-cell table:style-name="Table1.A1" office:value-type="string">
            <text:p text:style-name="Table_20_Contents"><text:span text:style-name="Source_20_Text">simple_polarft_core</text:span></text:p>
          </table:table-cell>
          <table:table-cell table:style-name="Table1.A1" office:value-type="string">
            <text:p text:style-name="Table_20_Contents">Centralizes construction logic</text:p>
          </table:table-cell>
        </table:table-row>
        <table:table-row table:style-name="TableLine94212944170672">
          <table:table-cell table:style-name="Table1.A1" office:value-type="string">
            <text:p text:style-name="Table_20_Contents">Metadata and pointer access</text:p>
          </table:table-cell>
          <table:table-cell table:style-name="Table1.A1" office:value-type="string">
            <text:p text:style-name="Table_20_Contents"><text:span text:style-name="Source_20_Text">simple_polarft_access</text:span></text:p>
          </table:table-cell>
          <table:table-cell table:style-name="Table1.A1" office:value-type="string">
            <text:p text:style-name="Table_20_Contents">Clean separation from numeric kernels</text:p>
          </table:table-cell>
        </table:table-row>
        <table:table-row table:style-name="TableLine94212944170672">
          <table:table-cell table:style-name="Table1.A1" office:value-type="string">
            <text:p text:style-name="Table_20_Contents">CTF operations</text:p>
          </table:table-cell>
          <table:table-cell table:style-name="Table1.A1" office:value-type="string">
            <text:p text:style-name="Table_20_Contents"><text:span text:style-name="Source_20_Text">simple_polarft_ctf</text:span></text:p>
          </table:table-cell>
          <table:table-cell table:style-name="Table1.A1" office:value-type="string">
            <text:p text:style-name="Table_20_Contents">Distinct domain and tightly coupled logic</text:p>
          </table:table-cell>
        </table:table-row>
        <table:table-row table:style-name="TableLine94212944170672">
          <table:table-cell table:style-name="Table1.A1" office:value-type="string">
            <text:p text:style-name="Table_20_Contents">Geometric operations</text:p>
          </table:table-cell>
          <table:table-cell table:style-name="Table1.A1" office:value-type="string">
            <text:p text:style-name="Table_20_Contents"><text:span text:style-name="Source_20_Text">simple_polarft_geom</text:span></text:p>
          </table:table-cell>
          <table:table-cell table:style-name="Table1.A1" office:value-type="string">
            <text:p text:style-name="Table_20_Contents">Shift/rotation mirror logic is coherent</text:p>
          </table:table-cell>
        </table:table-row>
        <table:table-row table:style-name="TableLine94212944170672">
          <table:table-cell table:style-name="Table1.A1" office:value-type="string">
            <text:p text:style-name="Table_20_Contents">Memoization</text:p>
          </table:table-cell>
          <table:table-cell table:style-name="Table1.A1" office:value-type="string">
            <text:p text:style-name="Table_20_Contents"><text:span text:style-name="Source_20_Text">simple_polarft_memo</text:span></text:p>
          </table:table-cell>
          <table:table-cell table:style-name="Table1.A1" office:value-type="string">
            <text:p text:style-name="Table_20_Contents">Shared caching and FFTW-plan context</text:p>
          </table:table-cell>
        </table:table-row>
        <table:table-row table:style-name="TableLine94212944170672">
          <table:table-cell table:style-name="Table1.A1" office:value-type="string">
            <text:p text:style-name="Table_20_Contents">Numeric kernels (correlation/euclid)</text:p>
          </table:table-cell>
          <table:table-cell table:style-name="Table1.A1" office:value-type="string">
            <text:p text:style-name="Table_20_Contents"><text:span text:style-name="Source_20_Text">simple_polarft_corr</text:span></text:p>
          </table:table-cell>
          <table:table-cell table:style-name="Table1.A1" office:value-type="string">
            <text:p text:style-name="Table_20_Contents">Hot loops, FFTW calls, objective functions</text:p>
          </table:table-cell>
        </table:table-row>
        <table:table-row table:style-name="TableLine94212944170672">
          <table:table-cell table:style-name="Table1.A1" office:value-type="string">
            <text:p text:style-name="Table_20_Contents">Debug visualization</text:p>
          </table:table-cell>
          <table:table-cell table:style-name="Table1.A1" office:value-type="string">
            <text:p text:style-name="Table_20_Contents"><text:span text:style-name="Source_20_Text">simple_polarft_vis</text:span></text:p>
          </table:table-cell>
          <table:table-cell table:style-name="Table1.A1" office:value-type="string">
            <text:p text:style-name="Table_20_Contents">I/O and dev tooling only</text:p>
          </table:table-cell>
        </table:table-row>
      </table:table>
      <text:p text:style-name="Text_20_body">This dramatically reduces file complexity.</text:p>
      <text:p text:style-name="Horizontal_20_Line"/>
      <text:h text:style-name="Heading_20_2" text:outline-level="2">5.3 <text:span text:style-name="Strong_20_Emphasis">Façade Pattern</text:span></text:h>
      <text:p text:style-name="Text_20_body"><text:span text:style-name="Source_20_Text">polarft_calc</text:span> in <text:span text:style-name="Source_20_Text">simple_polarft_calc.f90</text:span> acts as a <text:span text:style-name="Strong_20_Emphasis">façade</text:span>:</text:p>
      <text:list xml:id="list516269538" text:style-name="L10">
        <text:list-item>
          <text:p text:style-name="P13">Presents a single class interface</text:p>
        </text:list-item>
        <text:list-item>
          <text:p text:style-name="P13">Hides implementation details inside submodules</text:p>
        </text:list-item>
        <text:list-item>
          <text:p text:style-name="P13">Allows developers to work with a uniform API</text:p>
        </text:list-item>
      </text:list>
      <text:p text:style-name="Text_20_body">This makes maintenance easier, and code written against the API remains unchanged.</text:p>
      <text:p text:style-name="Horizontal_20_Line"/>
      <text:h text:style-name="Heading_20_2" text:outline-level="2">5.4 <text:span text:style-name="Strong_20_Emphasis">Encapsulation and Information Hiding</text:span></text:h>
      <text:p text:style-name="Text_20_body">The majority of routines remain <text:span text:style-name="Source_20_Text">private</text:span>, and only the parent module exposes the correct public interface. Submodules never leak helper routines externally.</text:p>
      <text:p text:style-name="Text_20_body">This prevents accidental coupling and enforces correct usage.</text:p>
      <text:p text:style-name="Horizontal_20_Line"/>
      <text:h text:style-name="Heading_20_2" text:outline-level="2">5.5 <text:span text:style-name="Strong_20_Emphasis">Compilation Scalability (Build Optimization Pattern)</text:span></text:h>
      <text:p text:style-name="Text_20_body">Submodules compile independently.</text:p>
      <text:p text:style-name="Text_20_body">Changing <text:span text:style-name="Source_20_Text">simple_polarft_corr.f90</text:span> (the largest and most frequently edited submodule) now <text:span text:style-name="Strong_20_Emphasis">does not</text:span> trigger recompilation of:</text:p>
      <text:list xml:id="list3854217998" text:style-name="L11">
        <text:list-item>
          <text:p text:style-name="P14"><text:soft-page-break/>FFTW wrappers</text:p>
        </text:list-item>
        <text:list-item>
          <text:p text:style-name="P14">CTF logic</text:p>
        </text:list-item>
        <text:list-item>
          <text:p text:style-name="P14">Memoization arrays</text:p>
        </text:list-item>
        <text:list-item>
          <text:p text:style-name="P14">Visualization code</text:p>
        </text:list-item>
      </text:list>
      <text:p text:style-name="Text_20_body">This saves substantial developer time.</text:p>
      <text:p text:style-name="Horizontal_20_Line"/>
      <text:h text:style-name="Heading_20_1" text:outline-level="1">6. Detailed Submodule Descriptions</text:h>
      <text:h text:style-name="Heading_20_2" text:outline-level="2">6.1 <text:span text:style-name="Source_20_Text">simple_polarft_core.f90</text:span></text:h>
      <text:p text:style-name="Text_20_body"><text:span text:style-name="Strong_20_Emphasis">Responsibilities:</text:span></text:p>
      <text:list xml:id="list604300829" text:style-name="L12">
        <text:list-item>
          <text:p text:style-name="P15"><text:span text:style-name="Source_20_Text">new</text:span> constructor (massive allocation, polar coordinate generation)</text:p>
        </text:list-item>
        <text:list-item>
          <text:p text:style-name="P15"><text:span text:style-name="Source_20_Text">kill</text:span> destructor (deep deallocation)</text:p>
        </text:list-item>
        <text:list-item>
          <text:p text:style-name="P15">All <text:span text:style-name="Emphasis">setters</text:span></text:p>
        </text:list-item>
        <text:list-item>
          <text:p text:style-name="P15">All pure <text:span text:style-name="Emphasis">getters</text:span></text:p>
        </text:list-item>
        <text:list-item>
          <text:p text:style-name="P15">Particle indexing (<text:span text:style-name="Source_20_Text">pinds</text:span>) setup</text:p>
        </text:list-item>
        <text:list-item>
          <text:p text:style-name="P15">Thread-local workspace initialization (heap_vars)</text:p>
        </text:list-item>
      </text:list>
      <text:p text:style-name="Text_20_body">This submodule defines the “identity” of a polarft object.</text:p>
      <text:p text:style-name="Horizontal_20_Line"/>
      <text:h text:style-name="Heading_20_2" text:outline-level="2">6.2 <text:span text:style-name="Source_20_Text">simple_polarft_access.f90</text:span></text:h>
      <text:p text:style-name="Text_20_body"><text:span text:style-name="Strong_20_Emphasis">Responsibilities:</text:span></text:p>
      <text:list xml:id="list1612388458" text:style-name="L13">
        <text:list-item>
          <text:p text:style-name="P16">Query routines (<text:span text:style-name="Source_20_Text">get_nrots</text:span>, <text:span text:style-name="Source_20_Text">get_pftsz</text:span>, <text:span text:style-name="Source_20_Text">get_kfromto</text:span>)</text:p>
        </text:list-item>
        <text:list-item>
          <text:p text:style-name="P16">Pointer-returning helpers (<text:span text:style-name="Source_20_Text">get_ptcls_ptr</text:span>, <text:span text:style-name="Source_20_Text">get_refs_ptr</text:span>)</text:p>
        </text:list-item>
        <text:list-item>
          <text:p text:style-name="P16">Access flags (e.g., <text:span text:style-name="Source_20_Text">is_with_ctf</text:span>)</text:p>
        </text:list-item>
        <text:list-item>
          <text:p text:style-name="P16">Lightweight pure functions</text:p>
        </text:list-item>
      </text:list>
      <text:p text:style-name="Text_20_body">These routines do not modify state.</text:p>
      <text:p text:style-name="Horizontal_20_Line"/>
      <text:h text:style-name="Heading_20_2" text:outline-level="2"><text:soft-page-break/>6.3 <text:span text:style-name="Source_20_Text">simple_polarft_vis.f90</text:span></text:h>
      <text:p text:style-name="Text_20_body"><text:span text:style-name="Strong_20_Emphasis">Responsibilities:</text:span></text:p>
      <text:list xml:id="list3124094552" text:style-name="L14">
        <text:list-item>
          <text:p text:style-name="P17"><text:span text:style-name="Source_20_Text">print</text:span></text:p>
        </text:list-item>
        <text:list-item>
          <text:p text:style-name="P17"><text:span text:style-name="Source_20_Text">vis_ptcl</text:span>, <text:span text:style-name="Source_20_Text">vis_ref</text:span></text:p>
        </text:list-item>
        <text:list-item>
          <text:p text:style-name="P17"><text:span text:style-name="Source_20_Text">read_ptcls_ctfs</text:span>, <text:span text:style-name="Source_20_Text">write_ptcls_ctfs</text:span></text:p>
        </text:list-item>
        <text:list-item>
          <text:p text:style-name="P17">Conversion routines such as <text:span text:style-name="Source_20_Text">polar2cartesian</text:span></text:p>
        </text:list-item>
      </text:list>
      <text:p text:style-name="Text_20_body">Developer tooling and I/O live here.</text:p>
      <text:p text:style-name="Horizontal_20_Line"/>
      <text:h text:style-name="Heading_20_2" text:outline-level="2">6.4 <text:span text:style-name="Source_20_Text">simple_polarft_ctf.f90</text:span></text:h>
      <text:p text:style-name="Text_20_body"><text:span text:style-name="Strong_20_Emphasis">Responsibilities:</text:span></text:p>
      <text:list xml:id="list152545365" text:style-name="L15">
        <text:list-item>
          <text:p text:style-name="P18"><text:span text:style-name="Source_20_Text">calc_polar_ctf</text:span></text:p>
        </text:list-item>
        <text:list-item>
          <text:p text:style-name="P18"><text:span text:style-name="Source_20_Text">create_polar_absctfmats</text:span></text:p>
        </text:list-item>
      </text:list>
      <text:p text:style-name="Text_20_body">This includes all CTF generation, evaluation, and application to polar grids.</text:p>
      <text:p text:style-name="Horizontal_20_Line"/>
      <text:h text:style-name="Heading_20_2" text:outline-level="2">6.5 <text:span text:style-name="Source_20_Text">simple_polarft_geom.f90</text:span></text:h>
      <text:p text:style-name="Text_20_body"><text:span text:style-name="Strong_20_Emphasis">Responsibilities:</text:span></text:p>
      <text:list xml:id="list2219909383" text:style-name="L16">
        <text:list-item>
          <text:p text:style-name="P19"><text:span text:style-name="Source_20_Text">gen_shmat</text:span>, <text:span text:style-name="Source_20_Text">gen_shmat_8</text:span></text:p>
        </text:list-item>
        <text:list-item>
          <text:p text:style-name="P19">Shifting (<text:span text:style-name="Source_20_Text">shift_ptcl</text:span>, <text:span text:style-name="Source_20_Text">shift_ref</text:span>)</text:p>
        </text:list-item>
        <text:list-item>
          <text:p text:style-name="P19">Mirroring (<text:span text:style-name="Source_20_Text">mirror_ref_pft</text:span>)</text:p>
        </text:list-item>
        <text:list-item>
          <text:p text:style-name="P19">Rotations (<text:span text:style-name="Source_20_Text">rotate_pft_*</text:span>, <text:span text:style-name="Source_20_Text">rotate_iref_*</text:span>)</text:p>
        </text:list-item>
      </text:list>
      <text:p text:style-name="Text_20_body">These are strictly geometric transforms.</text:p>
      <text:p text:style-name="Horizontal_20_Line"/>
      <text:h text:style-name="Heading_20_2" text:outline-level="2">6.6 <text:span text:style-name="Source_20_Text">simple_polarft_memo.f90</text:span></text:h>
      <text:p text:style-name="Text_20_body"><text:span text:style-name="Strong_20_Emphasis">Responsibilities:</text:span></text:p>
      <text:list xml:id="list2109263092" text:style-name="L17">
        <text:list-item>
          <text:p text:style-name="P20"><text:span text:style-name="Source_20_Text">memoize_ptcls</text:span></text:p>
        </text:list-item>
        <text:list-item>
          <text:p text:style-name="P20"><text:span text:style-name="Source_20_Text">memoize_refs</text:span></text:p>
        </text:list-item>
        <text:list-item>
          <text:p text:style-name="P20"><text:span text:style-name="Source_20_Text">memoize_sqsum_ptcl</text:span></text:p>
        </text:list-item>
        <text:list-item>
          <text:p text:style-name="P20"><text:soft-page-break/><text:span text:style-name="Source_20_Text">setup_npix_per_shell</text:span></text:p>
        </text:list-item>
        <text:list-item>
          <text:p text:style-name="P20"><text:span text:style-name="Source_20_Text">allocate_*_memoization</text:span></text:p>
        </text:list-item>
        <text:list-item>
          <text:p text:style-name="P20"><text:span text:style-name="Source_20_Text">kill_memoized_*</text:span></text:p>
        </text:list-item>
      </text:list>
      <text:p text:style-name="Text_20_body">Handles caching heavy intermediate results to improve correlation performance.</text:p>
      <text:p text:style-name="Horizontal_20_Line"/>
      <text:h text:style-name="Heading_20_2" text:outline-level="2">6.7 <text:span text:style-name="Source_20_Text">simple_polarft_corr.f90</text:span></text:h>
      <text:p text:style-name="Text_20_body"><text:span text:style-name="Strong_20_Emphasis">Responsibilities:</text:span></text:p>
      <text:list xml:id="list2568171893" text:style-name="L18">
        <text:list-item>
          <text:p text:style-name="P21">All correlation kernels</text:p>
        </text:list-item>
        <text:list-item>
          <text:p text:style-name="P21">CC, Euclid, weighted/unweighted</text:p>
        </text:list-item>
        <text:list-item>
          <text:p text:style-name="P21">Gradients and shifted gradients</text:p>
        </text:list-item>
        <text:list-item>
          <text:p text:style-name="P21">Rotation-marginalized likelihoods</text:p>
        </text:list-item>
        <text:list-item>
          <text:p text:style-name="P21">Shell-wise sigma calculations</text:p>
        </text:list-item>
        <text:list-item>
          <text:p text:style-name="P21">Shift searches (<text:span text:style-name="Source_20_Text">bidirectional_shift_search</text:span>)</text:p>
        </text:list-item>
      </text:list>
      <text:p text:style-name="Text_20_body">This is the numeric heart of SIMPLE’s PFT alignment.</text:p>
      <text:p text:style-name="Text_20_body">Because these routines are heavily optimized and edited often, isolating them reduces full rebuild time significantly.</text:p>
      <text:p text:style-name="Horizontal_20_Line"/>
      <text:h text:style-name="Heading_20_1" text:outline-level="1">7. Outcomes</text:h>
      <text:h text:style-name="Heading_20_2" text:outline-level="2">✔ Faster Build Times</text:h>
      <text:p text:style-name="Text_20_body">Large numerical kernels are now isolated. Developing new ideas in <text:span text:style-name="Source_20_Text">simple_polarft_corr.f90</text:span> no longer forces a complete rebuild of unrelated functionality.</text:p>
      <text:h text:style-name="Heading_20_2" text:outline-level="2">✔ Much Cleaner Mental Model</text:h>
      <text:p text:style-name="Text_20_body">Developers can:</text:p>
      <text:list xml:id="list3553835672" text:style-name="L19">
        <text:list-item>
          <text:p text:style-name="P22">Open exactly one file to work on CTF</text:p>
        </text:list-item>
        <text:list-item>
          <text:p text:style-name="P22">Open exactly one file to work on correlations</text:p>
        </text:list-item>
        <text:list-item>
          <text:p text:style-name="P22">Quickly find any functionality from the type-bound procedure list in the main module</text:p>
        </text:list-item>
      </text:list>
      <text:h text:style-name="Heading_20_2" text:outline-level="2"><text:soft-page-break/>✔ Safer Extensions</text:h>
      <text:p text:style-name="Text_20_body">With concerns separated, adding new:</text:p>
      <text:list xml:id="list3880224211" text:style-name="L20">
        <text:list-item>
          <text:p text:style-name="P23">Objective functions</text:p>
        </text:list-item>
        <text:list-item>
          <text:p text:style-name="P23">Memoization strategies</text:p>
        </text:list-item>
        <text:list-item>
          <text:p text:style-name="P23">Geometric transforms</text:p>
        </text:list-item>
      </text:list>
      <text:p text:style-name="Text_20_body">…can be done with low risk.</text:p>
      <text:h text:style-name="Heading_20_2" text:outline-level="2">✔ Better Parallel Development</text:h>
      <text:p text:style-name="Text_20_body">Multiple developers can work in separate submodules without merge conflicts.</text:p>
      <text:p text:style-name="Horizontal_20_Line"/>
      <text:h text:style-name="Heading_20_1" text:outline-level="1">8. Summary</text:h>
      <text:p text:style-name="Text_20_body">SIMPLE’s polar FT alignment engine is now:</text:p>
      <text:list xml:id="list3163700600" text:style-name="L21">
        <text:list-item>
          <text:p text:style-name="P24">Faster to compile</text:p>
        </text:list-item>
        <text:list-item>
          <text:p text:style-name="P24">Easier to read</text:p>
        </text:list-item>
        <text:list-item>
          <text:p text:style-name="P24">Easier to maintain</text:p>
        </text:list-item>
        <text:list-item>
          <text:p text:style-name="P24">More modular</text:p>
        </text:list-item>
        <text:list-item>
          <text:p text:style-name="P24">Architecturally clean</text:p>
        </text:list-item>
        <text:list-item>
          <text:p text:style-name="P24">Extensible</text:p>
        </text:list-item>
      </text:list>
      <text:p text:style-name="Text_20_body">This mirrors the successful refactor of the image stack, and together they form a coherent architectural style:</text:p>
      <text:p text:style-name="Quotations"><text:span text:style-name="Strong_20_Emphasis">Interface first, implementation modularized by responsibility, strict separation of concerns.</text:span></text:p>
      <text:p text:style-name="Text_20_body">The polar FT correlator is no longer a monolithic “black box,” but a structured, maintainable system.</text:p>
      <text:p text:style-name="Standard"/>
    </office:text>
  </office:body>
</office:document-content>
</file>

<file path=styles.xml><?xml version="1.0" encoding="utf-8"?>
<office:document-styles xmlns:officeooo="http://openoffice.org/2009/offi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3T15:33:58.842349178</meta:creation-date>
    <dc:date>2025-12-03T15:35:00.607938313</dc:date>
    <meta:editing-duration>PT1M2S</meta:editing-duration>
    <meta:editing-cycles>1</meta:editing-cycles>
    <meta:document-statistic meta:table-count="1" meta:image-count="0" meta:object-count="0" meta:page-count="9" meta:paragraph-count="221" meta:word-count="1183" meta:character-count="9249" meta:non-whitespace-character-count="8205"/>
    <meta:generator>LibreOffice/6.4.7.2$Linux_X86_64 LibreOffice_project/40$Build-2</meta:generator>
  </office:meta>
</office:document-meta>
</file>